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4.874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Heading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Heading">
      <style:table-cell-properties style:text-align-source="value-type" style:repeat-content="false"/>
      <style:paragraph-properties fo:margin-left="0cm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Taulukko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5" office:value-type="string">
            <text:p>Flash name</text:p>
          </table:table-cell>
          <table:table-cell table:style-name="ce1"/>
          <table:table-cell table:style-name="Heading"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BM</text:p>
          </table:table-cell>
          <table:table-cell office:value-type="string">
            <text:p>TIM_OBM.bin</text:p>
          </table:table-cell>
          <table:table-cell table:number-columns-repeated="1021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RD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INMUX</text:p>
          </table:table-cell>
          <table:table-cell office:value-type="string">
            <text:p>PINMUX.bin</text:p>
          </table:table-cell>
          <table:table-cell table:number-columns-repeated="1021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OKE</text:p>
          </table:table-cell>
          <table:table-cell office:value-type="string">
            <text:p>TIM_loke3.bin</text:p>
          </table:table-cell>
          <table:table-cell table:number-columns-repeated="1021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OKE_FOTA</text:p>
          </table:table-cell>
          <table:table-cell table:number-columns-repeated="102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PIT</text:p>
          </table:table-cell>
          <table:table-cell office:value-type="string">
            <text:p>Marvell_Partition.pit</text:p>
          </table:table-cell>
          <table:table-cell table:number-columns-repeated="102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ootlogo</text:p>
          </table:table-cell>
          <table:table-cell office:value-type="string">
            <text:p>Bootlogo.img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P</text:p>
          </table:table-cell>
          <table:table-cell office:value-type="string">
            <text:p>Arbel_CP.bin</text:p>
          </table:table-cell>
          <table:table-cell table:number-columns-repeated="102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P</text:p>
          </table:table-cell>
          <table:table-cell office:value-type="string">
            <text:p>TAVOR_DSP.bin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RF_Plugin</text:p>
          </table:table-cell>
          <table:table-cell office:value-type="string">
            <text:p>rf_plugin.bin</text:p>
          </table:table-cell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KERNEL</text:p>
          </table:table-cell>
          <table:table-cell office:value-type="string">
            <text:p>zImage</text:p>
          </table:table-cell>
          <table:table-cell table:number-columns-repeated="1021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KERNEL_FOTA</text:p>
          </table:table-cell>
          <table:table-cell table:number-columns-repeated="102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AMDISK</text:p>
          </table:table-cell>
          <table:table-cell office:value-type="string">
            <text:p>ramdisk.img</text:p>
          </table:table-cell>
          <table:table-cell table:number-columns-repeated="102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AMDISK_FOTA</text:p>
          </table:table-cell>
          <table:table-cell office:value-type="string">
            <text:p>ramdisk.img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AMDISK_RCVY</text:p>
          </table:table-cell>
          <table:table-cell office:value-type="string">
            <text:p>ramdisk-recovery.img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YSTEM</text:p>
          </table:table-cell>
          <table:table-cell office:value-type="string">
            <text:p>system.img</text:p>
          </table:table-cell>
          <table:table-cell office:value-type="string">
            <text:p>Attributes: 2 (STL Read-Only)</text:p>
          </table:table-cell>
          <table:table-cell table:number-columns-repeated="102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USERDATA</text:p>
          </table:table-cell>
          <table:table-cell office:value-type="string">
            <text:p>userdata.img</text:p>
          </table:table-cell>
          <table:table-cell office:value-type="string">
            <text:p>Attributes: 2 (STL Read-Only)</text:p>
          </table:table-cell>
          <table:table-cell table:number-columns-repeated="102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XAFS</text:p>
          </table:table-cell>
          <table:table-cell office:value-type="string">
            <text:p>pxafs.img</text:p>
          </table:table-cell>
          <table:table-cell office:value-type="string">
            <text:p>Attributes: 2 (STL Read-Only)</text:p>
          </table:table-cell>
          <table:table-cell table:number-columns-repeated="102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NVM</text:p>
          </table:table-cell>
          <table:table-cell office:value-type="string">
            <text:p>NVM.img</text:p>
          </table:table-cell>
          <table:table-cell office:value-type="string">
            <text:p>Attributes: 2 (STL Read-Only)</text:p>
          </table:table-cell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CACHE</text:p>
          </table:table-cell>
          <table:table-cell office:value-type="string">
            <text:p>cache.img</text:p>
          </table:table-cell>
          <table:table-cell office:value-type="string">
            <text:p>Attributes: 2 (STL Read-Only)</text:p>
          </table:table-cell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LFS</text:p>
          </table:table-cell>
          <table:table-cell office:value-type="string">
            <text:p>param.lfs</text:p>
          </table:table-cell>
          <table:table-cell office:value-type="string">
            <text:p>Attributes: 2 (STL Read-Only)</text:p>
          </table:table-cell>
          <table:table-cell table:number-columns-repeated="102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EFS</text:p>
          </table:table-cell>
          <table:table-cell office:value-type="string">
            <text:p>efs.img</text:p>
          </table:table-cell>
          <table:table-cell office:value-type="string">
            <text:p>Attributes: 2 (STL Read-Only)</text:p>
          </table:table-cell>
          <table:table-cell table:number-columns-repeated="1020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ARAM</text:p>
          </table:table-cell>
          <table:table-cell table:number-columns-repeated="1022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CUB</text:p>
          </table:table-cell>
          <table:table-cell table:number-columns-repeated="1022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SRD</text:p>
          </table:table-cell>
          <table:table-cell table:number-columns-repeated="1022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ulukko2" table:style-name="ta1">
        <table:table-column table:style-name="co5" table:default-cell-style-name="Default"/>
        <table:table-row table:style-name="ro4">
          <table:table-cell/>
        </table:table-row>
      </table:table>
      <table:table table:name="Taulukko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emu Pajarinen</meta:initial-creator>
    <meta:creation-date>2012-11-23T10:15:14</meta:creation-date>
    <dc:date>2012-11-23T12:19:05</dc:date>
    <dc:creator>Teemu Pajarinen</dc:creator>
    <meta:editing-duration>PT1H48M41S</meta:editing-duration>
    <meta:editing-cycles>3</meta:editing-cycles>
    <meta:generator>LibreOffice/3.5$Linux_X86_64 LibreOffice_project/350m1$Build-2</meta:generator>
    <meta:document-statistic meta:table-count="3" meta:cell-count="79" meta:object-count="0"/>
  </office:meta>
</office:document-meta>
</file>